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This</text:span><text:span text:style-name="T1_2"><text:s/></text:span><text:span text:style-name="T1_3">Application</text:span><text:span text:style-name="T1_4"><text:s/></text:span><text:span text:style-name="T1_5">was</text:span><text:span text:style-name="T1_6"><text:s/></text:span><text:span text:style-name="T1_7">made</text:span><text:span text:style-name="T1_8"><text:s/></text:span><text:span text:style-name="T1_9">using</text:span><text:span text:style-name="T1_10"><text:s/></text:span><text:span text:style-name="T1_11">GameMaker</text:span><text:span text:style-name="T1_12">.<text:s/></text:span><text:span text:style-name="T1_13">GameMaker</text:span><text:span text:style-name="T1_14"><text:s/></text:span><text:span text:style-name="T1_15">is</text:span><text:span text:style-name="T1_16"><text:s/></text:span><text:span text:style-name="T1_17">the</text:span><text:span text:style-name="T1_18"><text:s/></text:span><text:span text:style-name="T1_19">intellectual</text:span><text:span text:style-name="T1_20"><text:s/></text:span><text:span text:style-name="T1_21">property</text:span><text:span text:style-name="T1_22"><text:s/></text:span><text:span text:style-name="T1_23">of</text:span><text:span text:style-name="T1_24"><text:s/></text:span><text:span text:style-name="T1_25">YoYo</text:span><text:span text:style-name="T1_26"><text:s/></text:span><text:span text:style-name="T1_27">Games</text:span><text:span text:style-name="T1_28"><text:s/></text:span><text:span text:style-name="T1_29">Ltd</text:span><text:span text:style-name="T1_30">,<text:s/></text:span><text:span text:style-name="T1_31">a</text:span><text:span text:style-name="T1_32"><text:s/></text:span><text:span text:style-name="T1_33">company</text:span><text:span text:style-name="T1_34"><text:s/></text:span><text:span text:style-name="T1_35">of</text:span><text:span text:style-name="T1_36"><text:s/></text:span><text:span text:style-name="T1_37">the</text:span><text:span text:style-name="T1_38"><text:s/></text:span><text:span text:style-name="T1_39">United</text:span><text:span text:style-name="T1_40"><text:s/></text:span><text:span text:style-name="T1_41">Kingdom</text:span><text:span text:style-name="T1_42">.</text:span></text:p>
      <text:p text:style-name="P2"/>
      <text:p text:style-name="P3"><text:span text:style-name="T3_1">THIS</text:span><text:span text:style-name="T3_2"><text:s/></text:span><text:span text:style-name="T3_3">END</text:span><text:span text:style-name="T3_4"><text:s/></text:span><text:span text:style-name="T3_5">USER</text:span><text:span text:style-name="T3_6"><text:s/></text:span><text:span text:style-name="T3_7">LICENSE</text:span><text:span text:style-name="T3_8"><text:s/></text:span><text:span text:style-name="T3_9">AGREEMENT</text:span><text:span text:style-name="T3_10"><text:s/></text:span><text:span text:style-name="T3_11">APPLIES</text:span><text:span text:style-name="T3_12"><text:s/></text:span><text:span text:style-name="T3_13">TO</text:span><text:span text:style-name="T3_14"><text:s/></text:span><text:span text:style-name="T3_15">ALL</text:span><text:span text:style-name="T3_16"><text:s/></text:span><text:span text:style-name="T3_17">USE</text:span><text:span text:style-name="T3_18"><text:s/></text:span><text:span text:style-name="T3_19">OF</text:span><text:span text:style-name="T3_20"><text:s/></text:span><text:span text:style-name="T3_21">THIS</text:span><text:span text:style-name="T3_22"><text:s/></text:span><text:span text:style-name="T3_23">APPLICATION</text:span><text:span text:style-name="T3_24">.</text:span></text:p>
      <text:p text:style-name="P4"/>
      <text:p text:style-name="P5"><text:span text:style-name="T5_1">Scope</text:span></text:p>
      <text:p text:style-name="P6"><text:span text:style-name="T6_1">-----</text:span></text:p>
      <text:p text:style-name="P7"><text:span text:style-name="T7_1">You</text:span><text:span text:style-name="T7_2"><text:s/></text:span><text:span text:style-name="T7_3">may</text:span><text:span text:style-name="T7_4">:</text:span></text:p>
      <text:p text:style-name="P8"/>
      <text:p text:style-name="P9"><text:span text:style-name="T9_1">Install</text:span><text:span text:style-name="T9_2"><text:s/></text:span><text:span text:style-name="T9_3">and</text:span><text:span text:style-name="T9_4"><text:s/></text:span><text:span text:style-name="T9_5">use</text:span><text:span text:style-name="T9_6"><text:s/></text:span><text:span text:style-name="T9_7">this</text:span><text:span text:style-name="T9_8"><text:s/></text:span><text:span text:style-name="T9_9">Application</text:span><text:span text:style-name="T9_10"><text:s/></text:span><text:span text:style-name="T9_11">for</text:span><text:span text:style-name="T9_12"><text:s/></text:span><text:span text:style-name="T9_13">personal</text:span><text:span text:style-name="T9_14">,<text:s/></text:span><text:span text:style-name="T9_15">or</text:span><text:span text:style-name="T9_16"><text:s/></text:span><text:span text:style-name="T9_17">commercial</text:span><text:span text:style-name="T9_18"><text:s/></text:span><text:span text:style-name="T9_19">use</text:span><text:span text:style-name="T9_20"><text:s/>[</text:span><text:span text:style-name="T9_21">provided</text:span><text:span text:style-name="T9_22"><text:s/></text:span><text:span text:style-name="T9_23">you</text:span><text:span text:style-name="T9_24"><text:s/></text:span><text:span text:style-name="T9_25">have</text:span><text:span text:style-name="T9_26"><text:s/></text:span><text:span text:style-name="T9_27">paid</text:span><text:span text:style-name="T9_28"><text:s/></text:span><text:span text:style-name="T9_29">any</text:span><text:span text:style-name="T9_30"><text:s/></text:span><text:span text:style-name="T9_31">license</text:span><text:span text:style-name="T9_32"><text:s/></text:span><text:span text:style-name="T9_33">fee</text:span><text:span text:style-name="T9_34">,<text:s/></text:span><text:span text:style-name="T9_35">if</text:span><text:span text:style-name="T9_36"><text:s/></text:span><text:span text:style-name="T9_37">this</text:span><text:span text:style-name="T9_38"><text:s/></text:span><text:span text:style-name="T9_39">applies</text:span><text:span text:style-name="T9_40">];</text:span></text:p>
      <text:p text:style-name="P10"/>
      <text:p text:style-name="P11"><text:span text:style-name="T11_1">You</text:span><text:span text:style-name="T11_2"><text:s/></text:span><text:span text:style-name="T11_3">must</text:span><text:span text:style-name="T11_4"><text:s/></text:span><text:span text:style-name="T11_5">not</text:span><text:span text:style-name="T11_6">:</text:span></text:p>
      <text:p text:style-name="P12"/>
      <text:p text:style-name="P13"><text:span text:style-name="T13_1">use</text:span><text:span text:style-name="T13_2">,<text:s/></text:span><text:span text:style-name="T13_3">copy</text:span><text:span text:style-name="T13_4">,<text:s/></text:span><text:span text:style-name="T13_5">transfer</text:span><text:span text:style-name="T13_6">,<text:s/></text:span><text:span text:style-name="T13_7">distribute</text:span><text:span text:style-name="T13_8"><text:s/></text:span><text:span text:style-name="T13_9">modify</text:span><text:span text:style-name="T13_10">,<text:s/></text:span><text:span text:style-name="T13_11">adapt</text:span><text:span text:style-name="T13_12">,<text:s/></text:span><text:span text:style-name="T13_13">merge</text:span><text:span text:style-name="T13_14">,<text:s/></text:span><text:span text:style-name="T13_15">translate</text:span><text:span text:style-name="T13_16">,<text:s/></text:span><text:span text:style-name="T13_17">decompile</text:span><text:span text:style-name="T13_18">,<text:s/></text:span><text:span text:style-name="T13_19">disassemble</text:span><text:span text:style-name="T13_20">,<text:s/></text:span><text:span text:style-name="T13_21">or</text:span><text:span text:style-name="T13_22"><text:s/></text:span><text:span text:style-name="T13_23">reverse</text:span><text:span text:style-name="T13_24"><text:s/></text:span><text:span text:style-name="T13_25">engineer</text:span><text:span text:style-name="T13_26"><text:s/></text:span><text:span text:style-name="T13_27">the</text:span><text:span text:style-name="T13_28"><text:s/></text:span><text:span text:style-name="T13_29">Application</text:span><text:span text:style-name="T13_30"><text:s/></text:span><text:span text:style-name="T13_31">or</text:span><text:span text:style-name="T13_32"><text:s/></text:span><text:span text:style-name="T13_33">part</text:span><text:span text:style-name="T13_34"><text:s/></text:span><text:span text:style-name="T13_35">of</text:span><text:span text:style-name="T13_36"><text:s/></text:span><text:span text:style-name="T13_37">it</text:span><text:span text:style-name="T13_38"><text:s/></text:span><text:span text:style-name="T13_39">except</text:span><text:span text:style-name="T13_40"><text:s/></text:span><text:span text:style-name="T13_41">as</text:span><text:span text:style-name="T13_42"><text:s/></text:span><text:span text:style-name="T13_43">expressly</text:span><text:span text:style-name="T13_44"><text:s/></text:span><text:span text:style-name="T13_45">permitted</text:span><text:span text:style-name="T13_46"><text:s/></text:span><text:span text:style-name="T13_47">by</text:span><text:span text:style-name="T13_48"><text:s/></text:span><text:span text:style-name="T13_49">this</text:span><text:span text:style-name="T13_50"><text:s/></text:span><text:span text:style-name="T13_51">Licence</text:span><text:span text:style-name="T13_52">;</text:span></text:p>
      <text:p text:style-name="P14"><text:span text:style-name="T14_1">remove</text:span><text:span text:style-name="T14_2">,<text:s/></text:span><text:span text:style-name="T14_3">modify</text:span><text:span text:style-name="T14_4">,<text:s/></text:span><text:span text:style-name="T14_5">or</text:span><text:span text:style-name="T14_6"><text:s/></text:span><text:span text:style-name="T14_7">tamper</text:span><text:span text:style-name="T14_8"><text:s/></text:span><text:span text:style-name="T14_9">with</text:span><text:span text:style-name="T14_10"><text:s/></text:span><text:span text:style-name="T14_11">any</text:span><text:span text:style-name="T14_12"><text:s/></text:span><text:span text:style-name="T14_13">copyright</text:span><text:span text:style-name="T14_14">,<text:s/></text:span><text:span text:style-name="T14_15">trademark</text:span><text:span text:style-name="T14_16"><text:s/></text:span><text:span text:style-name="T14_17">or</text:span><text:span text:style-name="T14_18"><text:s/></text:span><text:span text:style-name="T14_19">other</text:span><text:span text:style-name="T14_20"><text:s/></text:span><text:span text:style-name="T14_21">notice</text:span><text:span text:style-name="T14_22">;</text:span></text:p>
      <text:p text:style-name="P15"><text:span text:style-name="T15_1">use</text:span><text:span text:style-name="T15_2"><text:s/></text:span><text:span text:style-name="T15_3">the</text:span><text:span text:style-name="T15_4"><text:s/></text:span><text:span text:style-name="T15_5">Application</text:span><text:span text:style-name="T15_6"><text:s/></text:span><text:span text:style-name="T15_7">for</text:span><text:span text:style-name="T15_8"><text:s/></text:span><text:span text:style-name="T15_9">any</text:span><text:span text:style-name="T15_10"><text:s/></text:span><text:span text:style-name="T15_11">illegal</text:span><text:span text:style-name="T15_12">,<text:s/></text:span><text:span text:style-name="T15_13">unlawful</text:span><text:span text:style-name="T15_14"><text:s/></text:span><text:span text:style-name="T15_15">or</text:span><text:span text:style-name="T15_16"><text:s/></text:span><text:span text:style-name="T15_17">immoral</text:span><text:span text:style-name="T15_18"><text:s/></text:span><text:span text:style-name="T15_19">purposes</text:span><text:span text:style-name="T15_20">.</text:span></text:p>
      <text:p text:style-name="P16"/>
      <text:p text:style-name="P17"/>
      <text:p text:style-name="P18"><text:span text:style-name="T18_1">Term</text:span></text:p>
      <text:p text:style-name="P19"><text:span text:style-name="T19_1">----</text:span></text:p>
      <text:p text:style-name="P20"><text:span text:style-name="T20_1">This</text:span><text:span text:style-name="T20_2"><text:s/></text:span><text:span text:style-name="T20_3">License</text:span><text:span text:style-name="T20_4"><text:s/></text:span><text:span text:style-name="T20_5">will</text:span><text:span text:style-name="T20_6"><text:s/></text:span><text:span text:style-name="T20_7">end</text:span><text:span text:style-name="T20_8"><text:s/></text:span><text:span text:style-name="T20_9">automatically</text:span><text:span text:style-name="T20_10"><text:s/></text:span><text:span text:style-name="T20_11">if</text:span><text:span text:style-name="T20_12"><text:s/></text:span><text:span text:style-name="T20_13">you</text:span><text:span text:style-name="T20_14"><text:s/></text:span><text:span text:style-name="T20_15">breach</text:span><text:span text:style-name="T20_16"><text:s/></text:span><text:span text:style-name="T20_17">any</text:span><text:span text:style-name="T20_18"><text:s/></text:span><text:span text:style-name="T20_19">of</text:span><text:span text:style-name="T20_20"><text:s/></text:span><text:span text:style-name="T20_21">the</text:span><text:span text:style-name="T20_22"><text:s/></text:span><text:span text:style-name="T20_23">terms</text:span><text:span text:style-name="T20_24">.</text:span></text:p>
      <text:p text:style-name="P21"><text:span text:style-name="T21_1">When</text:span><text:span text:style-name="T21_2"><text:s/></text:span><text:span text:style-name="T21_3">this</text:span><text:span text:style-name="T21_4"><text:s/></text:span><text:span text:style-name="T21_5">License</text:span><text:span text:style-name="T21_6"><text:s/></text:span><text:span text:style-name="T21_7">ends</text:span><text:span text:style-name="T21_8"><text:s/></text:span><text:span text:style-name="T21_9">you</text:span><text:span text:style-name="T21_10"><text:s/></text:span><text:span text:style-name="T21_11">must</text:span><text:span text:style-name="T21_12"><text:s/></text:span><text:span text:style-name="T21_13">stop</text:span><text:span text:style-name="T21_14"><text:s/></text:span><text:span text:style-name="T21_15">all</text:span><text:span text:style-name="T21_16"><text:s/></text:span><text:span text:style-name="T21_17">use</text:span><text:span text:style-name="T21_18"><text:s/></text:span><text:span text:style-name="T21_19">of</text:span><text:span text:style-name="T21_20"><text:s/></text:span><text:span text:style-name="T21_21">the</text:span><text:span text:style-name="T21_22"><text:s/></text:span><text:span text:style-name="T21_23">Application</text:span><text:span text:style-name="T21_24"><text:s/></text:span><text:span text:style-name="T21_25">and</text:span><text:span text:style-name="T21_26"><text:s/></text:span><text:span text:style-name="T21_27">destroy</text:span><text:span text:style-name="T21_28"><text:s/></text:span><text:span text:style-name="T21_29">and</text:span><text:span text:style-name="T21_30"><text:s/></text:span><text:span text:style-name="T21_31">erase</text:span><text:span text:style-name="T21_32"><text:s/></text:span><text:span text:style-name="T21_33">any</text:span><text:span text:style-name="T21_34"><text:s/></text:span><text:span text:style-name="T21_35">copies</text:span><text:span text:style-name="T21_36"><text:s/></text:span><text:span text:style-name="T21_37">you</text:span><text:span text:style-name="T21_38"><text:s/></text:span><text:span text:style-name="T21_39">have</text:span><text:span text:style-name="T21_40">.</text:span></text:p>
      <text:p text:style-name="P22"/>
      <text:p text:style-name="P23"/>
      <text:p text:style-name="P24"><text:span text:style-name="T24_1">Liability</text:span></text:p>
      <text:p text:style-name="P25"><text:span text:style-name="T25_1">---------</text:span></text:p>
      <text:p text:style-name="P26"/>
      <text:p text:style-name="P27"><text:span text:style-name="T27_1">YoYo</text:span><text:span text:style-name="T27_2"><text:s/></text:span><text:span text:style-name="T27_3">Games</text:span><text:span text:style-name="T27_4"><text:s/></text:span><text:span text:style-name="T27_5">Limited</text:span><text:span text:style-name="T27_6"><text:s/>(�</text:span><text:span text:style-name="T27_7">YoYo</text:span><text:span text:style-name="T27_8"><text:s/></text:span><text:span text:style-name="T27_9">Games</text:span><text:span text:style-name="T27_10">)<text:s/></text:span><text:span text:style-name="T27_11">is</text:span><text:span text:style-name="T27_12"><text:s/></text:span><text:span text:style-name="T27_13">not</text:span><text:span text:style-name="T27_14"><text:s/></text:span><text:span text:style-name="T27_15">involved</text:span><text:span text:style-name="T27_16"><text:s/></text:span><text:span text:style-name="T27_17">in</text:span><text:span text:style-name="T27_18"><text:s/></text:span><text:span text:style-name="T27_19">the</text:span><text:span text:style-name="T27_20"><text:s/></text:span><text:span text:style-name="T27_21">creation</text:span><text:span text:style-name="T27_22"><text:s/></text:span><text:span text:style-name="T27_23">of</text:span><text:span text:style-name="T27_24"><text:s/></text:span><text:span text:style-name="T27_25">this</text:span><text:span text:style-name="T27_26"><text:s/></text:span><text:span text:style-name="T27_27">Application</text:span><text:span text:style-name="T27_28"><text:s/></text:span><text:span text:style-name="T27_29">except</text:span><text:span text:style-name="T27_30"><text:s/></text:span><text:span text:style-name="T27_31">only</text:span><text:span text:style-name="T27_32"><text:s/></text:span><text:span text:style-name="T27_33">that</text:span><text:span text:style-name="T27_34"><text:s/></text:span><text:span text:style-name="T27_35">it</text:span><text:span text:style-name="T27_36"><text:s/></text:span><text:span text:style-name="T27_37">was</text:span><text:span text:style-name="T27_38"><text:s/></text:span><text:span text:style-name="T27_39">made</text:span><text:span text:style-name="T27_40"><text:s/></text:span><text:span text:style-name="T27_41">using</text:span><text:span text:style-name="T27_42"><text:s/></text:span><text:span text:style-name="T27_43">GameMaker</text:span><text:span text:style-name="T27_44">.<text:s/></text:span><text:span text:style-name="T27_45">YoYo</text:span><text:span text:style-name="T27_46"><text:s/></text:span><text:span text:style-name="T27_47">Games</text:span><text:span text:style-name="T27_48"><text:s/></text:span><text:span text:style-name="T27_49">warrants</text:span><text:span text:style-name="T27_50"><text:s/></text:span><text:span text:style-name="T27_51">only</text:span><text:span text:style-name="T27_52"><text:s/></text:span><text:span text:style-name="T27_53">that</text:span><text:span text:style-name="T27_54"><text:s/></text:span><text:span text:style-name="T27_55">GameMaker</text:span><text:span text:style-name="T27_56"><text:s/></text:span><text:span text:style-name="T27_57">will</text:span><text:span text:style-name="T27_58"><text:s/></text:span><text:span text:style-name="T27_59">function</text:span><text:span text:style-name="T27_60"><text:s/></text:span><text:span text:style-name="T27_61">satisfactorily</text:span><text:span text:style-name="T27_62"><text:s/></text:span><text:span text:style-name="T27_63">if</text:span><text:span text:style-name="T27_64"><text:s/></text:span><text:span text:style-name="T27_65">used</text:span><text:span text:style-name="T27_66"><text:s/></text:span><text:span text:style-name="T27_67">properly</text:span><text:span text:style-name="T27_68"><text:s/></text:span><text:span text:style-name="T27_69">and</text:span><text:span text:style-name="T27_70"><text:s/></text:span><text:span text:style-name="T27_71">on</text:span><text:span text:style-name="T27_72"><text:s/></text:span><text:span text:style-name="T27_73">the</text:span><text:span text:style-name="T27_74"><text:s/></text:span><text:span text:style-name="T27_75">correct</text:span><text:span text:style-name="T27_76"><text:s/></text:span><text:span text:style-name="T27_77">operating</text:span><text:span text:style-name="T27_78"><text:s/></text:span><text:span text:style-name="T27_79">system</text:span><text:span text:style-name="T27_80">.</text:span></text:p>
      <text:p text:style-name="P28"><text:span text:style-name="T28_1">YoYo</text:span><text:span text:style-name="T28_2"><text:s/></text:span><text:span text:style-name="T28_3">Games</text:span><text:span text:style-name="T28_4"><text:s/></text:span><text:span text:style-name="T28_5">does</text:span><text:span text:style-name="T28_6"><text:s/></text:span><text:span text:style-name="T28_7">not</text:span><text:span text:style-name="T28_8"><text:s/></text:span><text:span text:style-name="T28_9">warrant</text:span><text:span text:style-name="T28_10"><text:s/></text:span><text:span text:style-name="T28_11">that</text:span><text:span text:style-name="T28_12"><text:s/></text:span><text:span text:style-name="T28_13">the</text:span><text:span text:style-name="T28_14"><text:s/></text:span><text:span text:style-name="T28_15">operation</text:span><text:span text:style-name="T28_16"><text:s/></text:span><text:span text:style-name="T28_17">of</text:span><text:span text:style-name="T28_18"><text:s/></text:span><text:span text:style-name="T28_19">the</text:span><text:span text:style-name="T28_20"><text:s/></text:span><text:span text:style-name="T28_21">Appication</text:span><text:span text:style-name="T28_22"><text:s/></text:span><text:span text:style-name="T28_23">will</text:span><text:span text:style-name="T28_24"><text:s/></text:span><text:span text:style-name="T28_25">be</text:span><text:span text:style-name="T28_26"><text:s/></text:span><text:span text:style-name="T28_27">uninterrupted</text:span><text:span text:style-name="T28_28"><text:s/></text:span><text:span text:style-name="T28_29">or</text:span><text:span text:style-name="T28_30"><text:s/></text:span><text:span text:style-name="T28_31">error</text:span><text:span text:style-name="T28_32"><text:s/></text:span><text:span text:style-name="T28_33">free</text:span><text:span text:style-name="T28_34"><text:s/></text:span><text:span text:style-name="T28_35">or</text:span><text:span text:style-name="T28_36"><text:s/></text:span><text:span text:style-name="T28_37">that</text:span><text:span text:style-name="T28_38"><text:s/></text:span><text:span text:style-name="T28_39">errors</text:span><text:span text:style-name="T28_40"><text:s/></text:span><text:span text:style-name="T28_41">can</text:span><text:span text:style-name="T28_42"><text:s/></text:span><text:span text:style-name="T28_43">be</text:span><text:span text:style-name="T28_44"><text:s/></text:span><text:span text:style-name="T28_45">corrected</text:span><text:span text:style-name="T28_46">.<text:s/></text:span><text:span text:style-name="T28_47">You</text:span><text:span text:style-name="T28_48"><text:s/></text:span><text:span text:style-name="T28_49">install</text:span><text:span text:style-name="T28_50"><text:s/></text:span><text:span text:style-name="T28_51">and</text:span><text:span text:style-name="T28_52"><text:s/></text:span><text:span text:style-name="T28_53">use</text:span><text:span text:style-name="T28_54"><text:s/></text:span><text:span text:style-name="T28_55">the</text:span><text:span text:style-name="T28_56"><text:s/></text:span><text:span text:style-name="T28_57">Application</text:span><text:span text:style-name="T28_58"><text:s/></text:span><text:span text:style-name="T28_59">at</text:span><text:span text:style-name="T28_60"><text:s/></text:span><text:span text:style-name="T28_61">your</text:span><text:span text:style-name="T28_62"><text:s/></text:span><text:span text:style-name="T28_63">own</text:span><text:span text:style-name="T28_64"><text:s/></text:span><text:span text:style-name="T28_65">risk</text:span><text:span text:style-name="T28_66"><text:s/></text:span><text:span text:style-name="T28_67">and</text:span><text:span text:style-name="T28_68"><text:s/></text:span><text:span text:style-name="T28_69">in</text:span><text:span text:style-name="T28_70"><text:s/></text:span><text:span text:style-name="T28_71">no</text:span><text:span text:style-name="T28_72"><text:s/></text:span><text:span text:style-name="T28_73">event</text:span><text:span text:style-name="T28_74"><text:s/></text:span><text:span text:style-name="T28_75">will</text:span><text:span text:style-name="T28_76"><text:s/></text:span><text:span text:style-name="T28_77">YoYo</text:span><text:span text:style-name="T28_78"><text:s/></text:span><text:span text:style-name="T28_79">Games</text:span><text:span text:style-name="T28_80"><text:s/></text:span><text:span text:style-name="T28_81">be</text:span><text:span text:style-name="T28_82"><text:s/></text:span><text:span text:style-name="T28_83">liable</text:span><text:span text:style-name="T28_84"><text:s/></text:span><text:span text:style-name="T28_85">to</text:span><text:span text:style-name="T28_86"><text:s/></text:span><text:span text:style-name="T28_87">you</text:span><text:span text:style-name="T28_88"><text:s/></text:span><text:span text:style-name="T28_89">for</text:span><text:span text:style-name="T28_90"><text:s/></text:span><text:span text:style-name="T28_91">any</text:span><text:span text:style-name="T28_92"><text:s/></text:span><text:span text:style-name="T28_93">loss</text:span><text:span text:style-name="T28_94"><text:s/></text:span><text:span text:style-name="T28_95">or</text:span><text:span text:style-name="T28_96"><text:s/></text:span><text:span text:style-name="T28_97">damage</text:span><text:span text:style-name="T28_98"><text:s/></text:span><text:span text:style-name="T28_99">of</text:span><text:span text:style-name="T28_100"><text:s/></text:span><text:span text:style-name="T28_101">any</text:span><text:span text:style-name="T28_102"><text:s/></text:span><text:span text:style-name="T28_103">kind</text:span><text:span text:style-name="T28_104"><text:s/>(</text:span><text:span text:style-name="T28_105">except</text:span><text:span text:style-name="T28_106"><text:s/></text:span><text:span text:style-name="T28_107">personal</text:span><text:span text:style-name="T28_108"><text:s/></text:span><text:span text:style-name="T28_109">injury</text:span><text:span text:style-name="T28_110"><text:s/></text:span><text:span text:style-name="T28_111">or</text:span><text:span text:style-name="T28_112"><text:s/></text:span><text:span text:style-name="T28_113">death</text:span><text:span text:style-name="T28_114"><text:s/></text:span><text:span text:style-name="T28_115">arising</text:span><text:span text:style-name="T28_116"><text:s/></text:span><text:span text:style-name="T28_117">from</text:span><text:span text:style-name="T28_118"><text:s/></text:span><text:span text:style-name="T28_119">YoYo</text:span><text:span text:style-name="T28_120"><text:s/></text:span><text:span text:style-name="T28_121">Games</text:span><text:span text:style-name="T28_122">�<text:s/></text:span><text:span text:style-name="T28_123">negligence</text:span><text:span text:style-name="T28_124">)<text:s/></text:span><text:span text:style-name="T28_125">including</text:span><text:span text:style-name="T28_126"><text:s/></text:span><text:span text:style-name="T28_127">lost</text:span><text:span text:style-name="T28_128"><text:s/></text:span><text:span text:style-name="T28_129">profits</text:span><text:span text:style-name="T28_130"><text:s/></text:span><text:span text:style-name="T28_131">or</text:span><text:span text:style-name="T28_132"><text:s/></text:span><text:span text:style-name="T28_133">other</text:span><text:span text:style-name="T28_134"><text:s/></text:span><text:span text:style-name="T28_135">consequential</text:span><text:span text:style-name="T28_136"><text:s/></text:span><text:span text:style-name="T28_137">loss</text:span><text:span text:style-name="T28_138"><text:s/></text:span><text:span text:style-name="T28_139">arising</text:span><text:span text:style-name="T28_140"><text:s/></text:span><text:span text:style-name="T28_141">from</text:span><text:span text:style-name="T28_142"><text:s/></text:span><text:span text:style-name="T28_143">the</text:span><text:span text:style-name="T28_144"><text:s/></text:span><text:span text:style-name="T28_145">use</text:span><text:span text:style-name="T28_146"><text:s/></text:span><text:span text:style-name="T28_147">of</text:span><text:span text:style-name="T28_148"><text:s/></text:span><text:span text:style-name="T28_149">or</text:span><text:span text:style-name="T28_150"><text:s/></text:span><text:span text:style-name="T28_151">inability</text:span><text:span text:style-name="T28_152"><text:s/></text:span><text:span text:style-name="T28_153">to</text:span><text:span text:style-name="T28_154"><text:s/></text:span><text:span text:style-name="T28_155">use</text:span><text:span text:style-name="T28_156"><text:s/></text:span><text:span text:style-name="T28_157">the</text:span><text:span text:style-name="T28_158"><text:s/></text:span><text:span text:style-name="T28_159">Application</text:span><text:span text:style-name="T28_160"><text:s/></text:span><text:span text:style-name="T28_161">or</text:span><text:span text:style-name="T28_162"><text:s/></text:span><text:span text:style-name="T28_163">from</text:span><text:span text:style-name="T28_164"><text:s/></text:span><text:span text:style-name="T28_165">errors</text:span><text:span text:style-name="T28_166"><text:s/></text:span><text:span text:style-name="T28_167">or</text:span><text:span text:style-name="T28_168"><text:s/></text:span><text:span text:style-name="T28_169">deficiencies</text:span><text:span text:style-name="T28_170"><text:s/></text:span><text:span text:style-name="T28_171">in</text:span><text:span text:style-name="T28_172"><text:s/></text:span><text:span text:style-name="T28_173">it</text:span><text:span text:style-name="T28_174"><text:s/></text:span><text:span text:style-name="T28_175">whether</text:span><text:span text:style-name="T28_176"><text:s/></text:span><text:span text:style-name="T28_177">caused</text:span><text:span text:style-name="T28_178"><text:s/></text:span><text:span text:style-name="T28_179">by</text:span><text:span text:style-name="T28_180"><text:s/></text:span><text:span text:style-name="T28_181">negligence</text:span><text:span text:style-name="T28_182"><text:s/></text:span><text:span text:style-name="T28_183">or</text:span><text:span text:style-name="T28_184"><text:s/></text:span><text:span text:style-name="T28_185">otherwise</text:span><text:span text:style-name="T28_186">.</text:span></text:p>
      <text:p text:style-name="P29"><text:span text:style-name="T29_1">To</text:span><text:span text:style-name="T29_2"><text:s/></text:span><text:span text:style-name="T29_3">the</text:span><text:span text:style-name="T29_4"><text:s/></text:span><text:span text:style-name="T29_5">maximum</text:span><text:span text:style-name="T29_6"><text:s/></text:span><text:span text:style-name="T29_7">extent</text:span><text:span text:style-name="T29_8"><text:s/></text:span><text:span text:style-name="T29_9">permitted</text:span><text:span text:style-name="T29_10"><text:s/></text:span><text:span text:style-name="T29_11">by</text:span><text:span text:style-name="T29_12"><text:s/></text:span><text:span text:style-name="T29_13">law</text:span><text:span text:style-name="T29_14">,<text:s/></text:span><text:span text:style-name="T29_15">YoYo</text:span><text:span text:style-name="T29_16"><text:s/></text:span><text:span text:style-name="T29_17">Games</text:span><text:span text:style-name="T29_18"><text:s/></text:span><text:span text:style-name="T29_19">Limited</text:span><text:span text:style-name="T29_20"><text:s/></text:span><text:span text:style-name="T29_21">excludes</text:span><text:span text:style-name="T29_22"><text:s/></text:span><text:span text:style-name="T29_23">liability</text:span><text:span text:style-name="T29_24"><text:s/></text:span><text:span text:style-name="T29_25">for</text:span><text:span text:style-name="T29_26"><text:s/></text:span><text:span text:style-name="T29_27">all</text:span><text:span text:style-name="T29_28"><text:s/></text:span><text:span text:style-name="T29_29">warranties</text:span><text:span text:style-name="T29_30">,<text:s/></text:span><text:span text:style-name="T29_31">conditions</text:span><text:span text:style-name="T29_32"><text:s/></text:span><text:span text:style-name="T29_33">and</text:span><text:span text:style-name="T29_34"><text:s/></text:span><text:span text:style-name="T29_35">other</text:span><text:span text:style-name="T29_36"><text:s/></text:span><text:span text:style-name="T29_37">terms</text:span><text:span text:style-name="T29_38"><text:s/></text:span><text:span text:style-name="T29_39">which</text:span><text:span text:style-name="T29_40"><text:s/></text:span><text:span text:style-name="T29_41">but</text:span><text:span text:style-name="T29_42"><text:s/></text:span><text:span text:style-name="T29_43">for</text:span><text:span text:style-name="T29_44"><text:s/></text:span><text:span text:style-name="T29_45">this</text:span><text:span text:style-name="T29_46"><text:s/></text:span><text:span text:style-name="T29_47">notice</text:span><text:span text:style-name="T29_48"><text:s/></text:span><text:span text:style-name="T29_49">would</text:span><text:span text:style-name="T29_50"><text:s/></text:span><text:span text:style-name="T29_51">have</text:span><text:span text:style-name="T29_52"><text:s/></text:span><text:span text:style-name="T29_53">effect</text:span><text:span text:style-name="T29_54">.</text:span></text:p>
      <text:p text:style-name="P30"/>
      <text:p text:style-name="P31"/>
      <text:p text:style-name="P32"><text:span text:style-name="T32_1">General</text:span></text:p>
      <text:p text:style-name="P33"><text:span text:style-name="T33_1">-------</text:span></text:p>
      <text:p text:style-name="P34"/>
      <text:p text:style-name="P35"><text:span text:style-name="T35_1">All</text:span><text:span text:style-name="T35_2"><text:s/></text:span><text:span text:style-name="T35_3">copyright</text:span><text:span text:style-name="T35_4"><text:s/></text:span><text:span text:style-name="T35_5">and</text:span><text:span text:style-name="T35_6"><text:s/></text:span><text:span text:style-name="T35_7">other</text:span><text:span text:style-name="T35_8"><text:s/></text:span><text:span text:style-name="T35_9">intellectual</text:span><text:span text:style-name="T35_10"><text:s/></text:span><text:span text:style-name="T35_11">property</text:span><text:span text:style-name="T35_12"><text:s/></text:span><text:span text:style-name="T35_13">rights</text:span><text:span text:style-name="T35_14"><text:s/></text:span><text:span text:style-name="T35_15">in</text:span><text:span text:style-name="T35_16"><text:s/></text:span><text:span text:style-name="T35_17">GameMaker</text:span><text:span text:style-name="T35_18"><text:s/></text:span><text:span text:style-name="T35_19">and</text:span><text:span text:style-name="T35_20"><text:s/></text:span><text:span text:style-name="T35_21">parts</text:span><text:span text:style-name="T35_22"><text:s/></text:span><text:span text:style-name="T35_23">of</text:span><text:span text:style-name="T35_24"><text:s/></text:span><text:span text:style-name="T35_25">it</text:span><text:span text:style-name="T35_26"><text:s/></text:span><text:span text:style-name="T35_27">included</text:span><text:span text:style-name="T35_28"><text:s/></text:span><text:span text:style-name="T35_29">in</text:span><text:span text:style-name="T35_30"><text:s/></text:span><text:span text:style-name="T35_31">the</text:span><text:span text:style-name="T35_32"><text:s/></text:span><text:span text:style-name="T35_33">Application</text:span><text:span text:style-name="T35_34"><text:s/></text:span><text:span text:style-name="T35_35">belong</text:span><text:span text:style-name="T35_36"><text:s/></text:span><text:span text:style-name="T35_37">to</text:span><text:span text:style-name="T35_38"><text:s/></text:span><text:span text:style-name="T35_39">and</text:span><text:span text:style-name="T35_40"><text:s/></text:span><text:span text:style-name="T35_41">vest</text:span><text:span text:style-name="T35_42"><text:s/></text:span><text:span text:style-name="T35_43">in</text:span><text:span text:style-name="T35_44"><text:s/></text:span><text:span text:style-name="T35_45">YoYo</text:span><text:span text:style-name="T35_46"><text:s/></text:span><text:span text:style-name="T35_47">Games</text:span><text:span text:style-name="T35_48">.<text:s/></text:span><text:span text:style-name="T35_49">All</text:span><text:span text:style-name="T35_50"><text:s/></text:span><text:span text:style-name="T35_51">rights</text:span><text:span text:style-name="T35_52"><text:s/></text:span><text:span text:style-name="T35_53">of</text:span><text:span text:style-name="T35_54"><text:s/></text:span><text:span text:style-name="T35_55">YoYo</text:span><text:span text:style-name="T35_56"><text:s/></text:span><text:span text:style-name="T35_57">Games</text:span><text:span text:style-name="T35_58"><text:s/></text:span><text:span text:style-name="T35_59">are</text:span><text:span text:style-name="T35_60"><text:s/></text:span><text:span text:style-name="T35_61">hereby</text:span><text:span text:style-name="T35_62"><text:s/></text:span><text:span text:style-name="T35_63">asserted</text:span><text:span text:style-name="T35_64"><text:s/></text:span><text:span text:style-name="T35_65">and</text:span><text:span text:style-name="T35_66"><text:s/></text:span><text:span text:style-name="T35_67">reserved</text:span><text:span text:style-name="T35_68">.</text:span></text:p>
      <text:p text:style-name="P36"><text:span text:style-name="T36_1">All</text:span><text:span text:style-name="T36_2"><text:s/></text:span><text:span text:style-name="T36_3">trade</text:span><text:span text:style-name="T36_4"><text:s/></text:span><text:span text:style-name="T36_5">marks</text:span><text:span text:style-name="T36_6"><text:s/></text:span><text:span text:style-name="T36_7">are</text:span><text:span text:style-name="T36_8"><text:s/></text:span><text:span text:style-name="T36_9">the</text:span><text:span text:style-name="T36_10"><text:s/></text:span><text:span text:style-name="T36_11">property</text:span><text:span text:style-name="T36_12"><text:s/></text:span><text:span text:style-name="T36_13">of</text:span><text:span text:style-name="T36_14"><text:s/></text:span><text:span text:style-name="T36_15">their</text:span><text:span text:style-name="T36_16"><text:s/></text:span><text:span text:style-name="T36_17">respective</text:span><text:span text:style-name="T36_18"><text:s/></text:span><text:span text:style-name="T36_19">owners</text:span><text:span text:style-name="T36_20"><text:s/></text:span><text:span text:style-name="T36_21">and</text:span><text:span text:style-name="T36_22"><text:s/></text:span><text:span text:style-name="T36_23">YoYo</text:span><text:span text:style-name="T36_24"><text:s/></text:span><text:span text:style-name="T36_25">Games</text:span><text:span text:style-name="T36_26"><text:s/></text:span><text:span text:style-name="T36_27">makes</text:span><text:span text:style-name="T36_28"><text:s/></text:span><text:span text:style-name="T36_29">no</text:span><text:span text:style-name="T36_30"><text:s/></text:span><text:span text:style-name="T36_31">warranty</text:span><text:span text:style-name="T36_32"><text:s/></text:span><text:span text:style-name="T36_33">or</text:span><text:span text:style-name="T36_34"><text:s/></text:span><text:span text:style-name="T36_35">representation</text:span><text:span text:style-name="T36_36"><text:s/></text:span><text:span text:style-name="T36_37">in</text:span><text:span text:style-name="T36_38"><text:s/></text:span><text:span text:style-name="T36_39">respect</text:span><text:span text:style-name="T36_40"><text:s/></text:span><text:span text:style-name="T36_41">of</text:span><text:span text:style-name="T36_42"><text:s/></text:span><text:span text:style-name="T36_43">and</text:span><text:span text:style-name="T36_44"><text:s/></text:span><text:span text:style-name="T36_45">has</text:span><text:span text:style-name="T36_46"><text:s/></text:span><text:span text:style-name="T36_47">no</text:span><text:span text:style-name="T36_48"><text:s/></text:span><text:span text:style-name="T36_49">responsibility</text:span><text:span text:style-name="T36_50"><text:s/></text:span><text:span text:style-name="T36_51">and</text:span><text:span text:style-name="T36_52"><text:s/></text:span><text:span text:style-name="T36_53">excludes</text:span><text:span text:style-name="T36_54"><text:s/></text:span><text:span text:style-name="T36_55">all</text:span><text:span text:style-name="T36_56"><text:s/></text:span><text:span text:style-name="T36_57">liability</text:span><text:span text:style-name="T36_58"><text:s/></text:span><text:span text:style-name="T36_59">for</text:span><text:span text:style-name="T36_60"><text:s/></text:span><text:span text:style-name="T36_61">any</text:span><text:span text:style-name="T36_62"><text:s/></text:span><text:span text:style-name="T36_63">trade</text:span><text:span text:style-name="T36_64"><text:s/></text:span><text:span text:style-name="T36_65">mark</text:span><text:span text:style-name="T36_66"><text:s/></text:span><text:span text:style-name="T36_67">or</text:span><text:span text:style-name="T36_68"><text:s/></text:span><text:span text:style-name="T36_69">third</text:span><text:span text:style-name="T36_70"><text:s/></text:span><text:span text:style-name="T36_71">party</text:span><text:span text:style-name="T36_72"><text:s/></text:span><text:span text:style-name="T36_73">content</text:span><text:span text:style-name="T36_74">.</text:span></text:p>
      <text:p text:style-name="P37"><text:span text:style-name="T37_1">The</text:span><text:span text:style-name="T37_2"><text:s/></text:span><text:span text:style-name="T37_3">rights</text:span><text:span text:style-name="T37_4"><text:s/></text:span><text:span text:style-name="T37_5">granted</text:span><text:span text:style-name="T37_6"><text:s/></text:span><text:span text:style-name="T37_7">in</text:span><text:span text:style-name="T37_8"><text:s/></text:span><text:span text:style-name="T37_9">this</text:span><text:span text:style-name="T37_10"><text:s/></text:span><text:span text:style-name="T37_11">license</text:span><text:span text:style-name="T37_12"><text:s/></text:span><text:span text:style-name="T37_13">are</text:span><text:span text:style-name="T37_14"><text:s/></text:span><text:span text:style-name="T37_15">non</text:span><text:span text:style-name="T37_16">-</text:span><text:span text:style-name="T37_17">exclusive</text:span><text:span text:style-name="T37_18">.</text:span></text:p>
      <text:p text:style-name="P38"><text:span text:style-name="T38_1">This</text:span><text:span text:style-name="T38_2"><text:s/></text:span><text:span text:style-name="T38_3">license</text:span><text:span text:style-name="T38_4"><text:s/></text:span><text:span text:style-name="T38_5">does</text:span><text:span text:style-name="T38_6"><text:s/></text:span><text:span text:style-name="T38_7">not</text:span><text:span text:style-name="T38_8"><text:s/></text:span><text:span text:style-name="T38_9">affect</text:span><text:span text:style-name="T38_10"><text:s/></text:span><text:span text:style-name="T38_11">your</text:span><text:span text:style-name="T38_12"><text:s/></text:span><text:span text:style-name="T38_13">statutory</text:span><text:span text:style-name="T38_14"><text:s/></text:span><text:span text:style-name="T38_15">rights</text:span><text:span text:style-name="T38_16"><text:s/></text:span><text:span text:style-name="T38_17">as</text:span><text:span text:style-name="T38_18"><text:s/></text:span><text:span text:style-name="T38_19">a</text:span><text:span text:style-name="T38_20"><text:s/></text:span><text:span text:style-name="T38_21">consumer</text:span><text:span text:style-name="T38_22">.</text:span></text:p>
      <text:p text:style-name="P39"><text:span text:style-name="T39_1">This</text:span><text:span text:style-name="T39_2"><text:s/></text:span><text:span text:style-name="T39_3">License</text:span><text:span text:style-name="T39_4"><text:s/></text:span><text:span text:style-name="T39_5">is</text:span><text:span text:style-name="T39_6"><text:s/></text:span><text:span text:style-name="T39_7">governed</text:span><text:span text:style-name="T39_8"><text:s/></text:span><text:span text:style-name="T39_9">by</text:span><text:span text:style-name="T39_10"><text:s/></text:span><text:span text:style-name="T39_11">English</text:span><text:span text:style-name="T39_12"><text:s/></text:span><text:span text:style-name="T39_13">Law</text:span><text:span text:style-name="T39_14"><text:s/></text:span><text:span text:style-name="T39_15">and</text:span><text:span text:style-name="T39_16"><text:s/></text:span><text:span text:style-name="T39_17">the</text:span><text:span text:style-name="T39_18"><text:s/></text:span><text:span text:style-name="T39_19">parties</text:span><text:span text:style-name="T39_20"><text:s/></text:span><text:span text:style-name="T39_21">submit</text:span><text:span text:style-name="T39_22"><text:s/></text:span><text:span text:style-name="T39_23">to</text:span><text:span text:style-name="T39_24"><text:s/></text:span><text:span text:style-name="T39_25">the</text:span><text:span text:style-name="T39_26"><text:s/></text:span><text:span text:style-name="T39_27">exclusive</text:span><text:span text:style-name="T39_28"><text:s/></text:span><text:span text:style-name="T39_29">jurisdiction</text:span><text:span text:style-name="T39_30"><text:s/></text:span><text:span text:style-name="T39_31">of</text:span><text:span text:style-name="T39_32"><text:s/></text:span><text:span text:style-name="T39_33">the</text:span><text:span text:style-name="T39_34"><text:s/></text:span><text:span text:style-name="T39_35">English</text:span><text:span text:style-name="T39_36"><text:s/></text:span><text:span text:style-name="T39_37">Courts</text:span><text:span text:style-name="T39_38">.</text:span></text:p>
      <text:p text:style-name="P40"><text:span text:style-name="T40_1">If</text:span><text:span text:style-name="T40_2"><text:s/></text:span><text:span text:style-name="T40_3">you</text:span><text:span text:style-name="T40_4"><text:s/></text:span><text:span text:style-name="T40_5">have</text:span><text:span text:style-name="T40_6"><text:s/></text:span><text:span text:style-name="T40_7">a</text:span><text:span text:style-name="T40_8"><text:s/></text:span><text:span text:style-name="T40_9">problem</text:span><text:span text:style-name="T40_10"><text:s/></text:span><text:span text:style-name="T40_11">with</text:span><text:span text:style-name="T40_12"><text:s/></text:span><text:span text:style-name="T40_13">this</text:span><text:span text:style-name="T40_14"><text:s/></text:span><text:span text:style-name="T40_15">Application</text:span><text:span text:style-name="T40_16"><text:s/></text:span><text:span text:style-name="T40_17">please</text:span><text:span text:style-name="T40_18"><text:s/></text:span><text:span text:style-name="T40_19">contact</text:span><text:span text:style-name="T40_20"><text:s/></text:span><text:span text:style-name="T40_21">the</text:span><text:span text:style-name="T40_22"><text:s/></text:span><text:span text:style-name="T40_23">person</text:span><text:span text:style-name="T40_24"><text:s/></text:span><text:span text:style-name="T40_25">who</text:span><text:span text:style-name="T40_26"><text:s/></text:span><text:span text:style-name="T40_27">made</text:span><text:span text:style-name="T40_28"><text:s/></text:span><text:span text:style-name="T40_29">it</text:span><text:span text:style-name="T40_30">,<text:s/></text:span><text:span text:style-name="T40_31">not</text:span><text:span text:style-name="T40_32"><text:s/></text:span><text:span text:style-name="T40_33">YoYo</text:span><text:span text:style-name="T40_34"><text:s/></text:span><text:span text:style-name="T40_35">Games</text:span><text:span text:style-name="T40_36">.</text:span></text:p>
      <text:p text:style-name="P41"/>
      <text:p text:style-name="P42"><text:span text:style-name="T42_1">Click</text:span><text:span text:style-name="T42_2"><text:s/>�</text:span><text:span text:style-name="T42_3">ACCEPT</text:span><text:span text:style-name="T42_4">�<text:s/></text:span><text:span text:style-name="T42_5">and</text:span><text:span text:style-name="T42_6"><text:s/></text:span><text:span text:style-name="T42_7">accept</text:span><text:span text:style-name="T42_8"><text:s/></text:span><text:span text:style-name="T42_9">these</text:span><text:span text:style-name="T42_10"><text:s/></text:span><text:span text:style-name="T42_11">terms</text:span><text:span text:style-name="T42_12"><text:s/></text:span><text:span text:style-name="T42_13">to</text:span><text:span text:style-name="T42_14"><text:s/></text:span><text:span text:style-name="T42_15">install</text:span><text:span text:style-name="T42_16"><text:s/></text:span><text:span text:style-name="T42_17">and</text:span><text:span text:style-name="T42_18"><text:s/></text:span><text:span text:style-name="T42_19">use</text:span><text:span text:style-name="T42_20"><text:s/></text:span><text:span text:style-name="T42_21">this</text:span><text:span text:style-name="T42_22"><text:s/></text:span><text:span text:style-name="T42_23">Application</text:span><text:span text:style-name="T42_24">.<text:s/></text:span><text:span text:style-name="T42_25">If</text:span><text:span text:style-name="T42_26"><text:s/></text:span><text:span text:style-name="T42_27">you</text:span><text:span text:style-name="T42_28"><text:s/></text:span><text:span text:style-name="T42_29">do</text:span><text:span text:style-name="T42_30"><text:s/></text:span><text:span text:style-name="T42_31">not</text:span><text:span text:style-name="T42_32"><text:s/></text:span><text:span text:style-name="T42_33">accept</text:span><text:span text:style-name="T42_34"><text:s/></text:span><text:span text:style-name="T42_35">them</text:span><text:span text:style-name="T42_36"><text:s/></text:span><text:span text:style-name="T42_37">terms</text:span><text:span text:style-name="T42_38"><text:s/></text:span><text:span text:style-name="T42_39">you</text:span><text:span text:style-name="T42_40"><text:s/></text:span><text:span text:style-name="T42_41">may</text:span><text:span text:style-name="T42_42"><text:s/></text:span><text:span text:style-name="T42_43">not</text:span><text:span text:style-name="T42_44"><text:s/></text:span><text:span text:style-name="T42_45">continue</text:span><text:span text:style-name="T42_46"><text:s/></text:span><text:span text:style-name="T42_47">with</text:span><text:span text:style-name="T42_48"><text:s/></text:span><text:span text:style-name="T42_49">the</text:span><text:span text:style-name="T42_50"><text:s/></text:span><text:span text:style-name="T42_51">installation</text:span><text:span text:style-name="T42_52"><text:s/></text:span><text:span text:style-name="T42_53">and</text:span><text:span text:style-name="T42_54"><text:s/></text:span><text:span text:style-name="T42_55">you</text:span><text:span text:style-name="T42_56"><text:s/></text:span><text:span text:style-name="T42_57">must</text:span><text:span text:style-name="T42_58"><text:s/></text:span><text:span text:style-name="T42_59">not</text:span><text:span text:style-name="T42_60"><text:s/></text:span><text:span text:style-name="T42_61">install</text:span><text:span text:style-name="T42_62">,<text:s/></text:span><text:span text:style-name="T42_63">use</text:span><text:span text:style-name="T42_64"><text:s/></text:span><text:span text:style-name="T42_65">or</text:span><text:span text:style-name="T42_66"><text:s/></text:span><text:span text:style-name="T42_67">run</text:span><text:span text:style-name="T42_68"><text:s/></text:span><text:span text:style-name="T42_69">this</text:span><text:span text:style-name="T42_70"><text:s/></text:span><text:span text:style-name="T42_71">software</text:span><text:span text:style-name="T42_72"><text:s/></text:span><text:span text:style-name="T42_73">on</text:span><text:span text:style-name="T42_74"><text:s/></text:span><text:span text:style-name="T42_75">this</text:span><text:span text:style-name="T42_76"><text:s/></text:span><text:span text:style-name="T42_77">or</text:span><text:span text:style-name="T42_78"><text:s/></text:span><text:span text:style-name="T42_79">any</text:span><text:span text:style-name="T42_80"><text:s/></text:span><text:span text:style-name="T42_81">other</text:span><text:span text:style-name="T42_82"><text:s/></text:span><text:span text:style-name="T42_83">computer</text:span><text:span text:style-name="T42_84">.</text:span></text:p>
      <text:p text:style-name="P4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